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Heading_20_5">
      <style:text-properties officeooo:paragraph-rsid="00046c86"/>
    </style:style>
    <style:style style:name="P10" style:family="paragraph" style:parent-style-name="Heading_20_5">
      <style:text-properties fo:font-weight="normal" officeooo:paragraph-rsid="00046c86" style:font-weight-asian="normal" style:font-weight-complex="normal"/>
    </style:style>
    <style:style style:name="P11" style:family="paragraph" style:parent-style-name="Heading_20_5">
      <style:text-properties officeooo:paragraph-rsid="00062ae2"/>
    </style:style>
    <style:style style:name="P12" style:family="paragraph" style:parent-style-name="Heading_20_5">
      <style:paragraph-properties fo:break-before="page"/>
      <style:text-properties officeooo:rsid="00046c86" officeooo:paragraph-rsid="00046c86"/>
    </style:style>
    <style:style style:name="P13" style:family="paragraph" style:parent-style-name="Standard">
      <style:text-properties officeooo:rsid="000613c4" officeooo:paragraph-rsid="000613c4"/>
    </style:style>
    <style:style style:name="P14" style:family="paragraph" style:parent-style-name="Standard">
      <style:text-properties officeooo:paragraph-rsid="000613c4"/>
    </style:style>
    <style:style style:name="P15" style:family="paragraph" style:parent-style-name="Standard">
      <style:text-properties fo:font-weight="normal" officeooo:rsid="00046c86" officeooo:paragraph-rsid="000613c4" style:font-weight-asian="normal" style:font-weight-complex="normal"/>
    </style:style>
    <style:style style:name="P16" style:family="paragraph" style:parent-style-name="Standard">
      <style:text-properties fo:font-weight="normal" officeooo:rsid="00046c86" officeooo:paragraph-rsid="0009d841" style:font-weight-asian="normal" style:font-weight-complex="normal"/>
    </style:style>
    <style:style style:name="P17" style:family="paragraph" style:parent-style-name="Standard">
      <style:text-properties fo:font-weight="normal" officeooo:rsid="00046c86" officeooo:paragraph-rsid="000dd5af" style:font-weight-asian="normal" style:font-weight-complex="normal"/>
    </style:style>
    <style:style style:name="P18" style:family="paragraph" style:parent-style-name="Standard">
      <style:text-properties fo:font-weight="normal" officeooo:rsid="00046c86" officeooo:paragraph-rsid="000ecd50" style:font-weight-asian="normal" style:font-weight-complex="normal"/>
    </style:style>
    <style:style style:name="P19" style:family="paragraph" style:parent-style-name="Standard">
      <style:text-properties officeooo:paragraph-rsid="000ba725"/>
    </style:style>
    <style:style style:name="P20" style:family="paragraph" style:parent-style-name="Standard">
      <style:text-properties officeooo:paragraph-rsid="000ecd50"/>
    </style:style>
    <style:style style:name="P21" style:family="paragraph" style:parent-style-name="Standard">
      <style:text-properties officeooo:paragraph-rsid="0013911a"/>
    </style:style>
    <style:style style:name="T1" style:family="text">
      <style:text-properties officeooo:rsid="00036afa"/>
    </style:style>
    <style:style style:name="T2" style:family="text">
      <style:text-properties style:text-position="super 58%" fo:font-weight="bold" officeooo:rsid="00046c86" style:font-weight-asian="bold" style:font-weight-complex="bold"/>
    </style:style>
    <style:style style:name="T3" style:family="text">
      <style:text-properties style:text-position="super 58%" fo:font-weight="bold" officeooo:rsid="000613c4" style:font-weight-asian="bold" style:font-weight-complex="bold"/>
    </style:style>
    <style:style style:name="T4" style:family="text">
      <style:text-properties style:text-position="super 58%" fo:font-weight="bold" officeooo:rsid="00062ae2"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046c86" style:font-weight-asian="bold" style:font-weight-complex="bold"/>
    </style:style>
    <style:style style:name="T7" style:family="text">
      <style:text-properties fo:font-weight="bold" officeooo:rsid="000613c4" style:font-weight-asian="bold" style:font-weight-complex="bold"/>
    </style:style>
    <style:style style:name="T8" style:family="text">
      <style:text-properties fo:font-weight="bold" officeooo:rsid="00036afa" style:font-weight-asian="bold" style:font-weight-complex="bold"/>
    </style:style>
    <style:style style:name="T9" style:family="text">
      <style:text-properties fo:font-weight="bold" officeooo:rsid="00062ae2" style:font-weight-asian="bold" style:font-weight-complex="bold"/>
    </style:style>
    <style:style style:name="T10" style:family="text">
      <style:text-properties officeooo:rsid="00062ae2"/>
    </style:style>
    <style:style style:name="T11"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12" style:family="text">
      <style:text-properties officeooo:rsid="00069123"/>
    </style:style>
    <style:style style:name="T13" style:family="text">
      <style:text-properties fo:font-weight="normal" officeooo:rsid="00046c86" style:font-weight-asian="normal" style:font-weight-complex="normal"/>
    </style:style>
    <style:style style:name="T14" style:family="text">
      <style:text-properties fo:font-weight="normal" officeooo:rsid="00069123" style:font-weight-asian="normal" style:font-weight-complex="normal"/>
    </style:style>
    <style:style style:name="T15" style:family="text">
      <style:text-properties fo:font-weight="normal" officeooo:rsid="0008cee3" style:font-weight-asian="normal" style:font-weight-complex="normal"/>
    </style:style>
    <style:style style:name="T16" style:family="text">
      <style:text-properties fo:font-weight="normal" officeooo:rsid="000918d0" style:font-weight-asian="normal" style:font-weight-complex="normal"/>
    </style:style>
    <style:style style:name="T17" style:family="text">
      <style:text-properties fo:font-weight="normal" officeooo:rsid="0009d841" style:font-weight-asian="normal" style:font-weight-complex="normal"/>
    </style:style>
    <style:style style:name="T18" style:family="text">
      <style:text-properties fo:font-weight="normal" officeooo:rsid="000ba725" style:font-weight-asian="normal" style:font-weight-complex="normal"/>
    </style:style>
    <style:style style:name="T19" style:family="text">
      <style:text-properties fo:font-weight="normal" officeooo:rsid="000cf339" style:font-weight-asian="normal" style:font-weight-complex="normal"/>
    </style:style>
    <style:style style:name="T20" style:family="text">
      <style:text-properties fo:font-weight="normal" officeooo:rsid="001053dc" style:font-weight-asian="normal" style:font-weight-complex="normal"/>
    </style:style>
    <style:style style:name="T21" style:family="text">
      <style:text-properties fo:font-weight="normal" officeooo:rsid="00123e89" style:font-weight-asian="normal" style:font-weight-complex="normal"/>
    </style:style>
    <style:style style:name="T22" style:family="text">
      <style:text-properties fo:font-weight="normal" officeooo:rsid="0013911a" style:font-weight-asian="normal" style:font-weight-complex="normal"/>
    </style:style>
    <style:style style:name="T23" style:family="text">
      <style:text-properties officeooo:rsid="000dd5af"/>
    </style:style>
    <style:style style:name="T24" style:family="text">
      <style:text-properties officeooo:rsid="000ecd50"/>
    </style:style>
    <style:style style:name="T25" style:family="text">
      <style:text-properties officeooo:rsid="001053dc"/>
    </style:style>
    <style:style style:name="T26" style:family="text">
      <style:text-properties officeooo:rsid="00123e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5"><text:span text:style-name="T5">1</text:span><text:span text:style-name="T2">st</text:span><text:span text:style-name="T6"> meeting – July 22</text:span><text:span text:style-name="T2">nd</text:span><text:span text:style-name="T5">, </text:span><text:span text:style-name="T6">2020</text:span> </text:h>
      <text:h text:style-name="P10" text:outline-level="5">These are the questions for our discussion:</text:h>
      <text:p text:style-name="Standard"><text:span text:style-name="T8">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8">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8">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5">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2" text:outline-level="5"><text:span text:style-name="T7">2</text:span><text:span text:style-name="T3">nd</text:span><text:span text:style-name="T5"> meeting – July 2</text:span><text:span text:style-name="T7">9</text:span><text:span text:style-name="T3">th</text:span><text:span text:style-name="T5">, 2020</text:span></text:h>
      <text:p text:style-name="P7">See the code in the directory:</text:p>
      <text:p text:style-name="P8"><text:tab/><text:span text:style-name="T10">2-</text:span>triangle.js</text:p>
      <text:p text:style-name="P7"><text:tab/><text:span text:style-name="T10">2-</text:span>fizzbuzz.js</text:p>
      <text:p text:style-name="P8"><text:tab/><text:span text:style-name="T10">2-</text:span>chessboard.js</text:p>
      <text:p text:style-name="P8"/>
      <text:p text:style-name="P8"/>
      <text:p text:style-name="P8"/>
      <text:h text:style-name="P11" text:outline-level="5"><text:span text:style-name="T9">3</text:span><text:span text:style-name="T4">rd</text:span><text:span text:style-name="T9"> </text:span><text:span text:style-name="T6">meeting – </text:span><text:span text:style-name="T11">August</text:span><text:span text:style-name="T6"> </text:span><text:span text:style-name="T9">5</text:span><text:span text:style-name="T3">th</text:span><text:span text:style-name="T6">, 2020</text:span></text:h>
      <text:p text:style-name="P15"><text:span text:style-name="T5">1.</text:span> What is the meaning of “lexical scoping”? (p. 42)</text:p>
      <text:p text:style-name="P14"><text:span text:style-name="T13"><text:tab/></text:span><text:span text:style-name="T20">Lexical scope </text:span><text:span text:style-name="T21">is the scope definition wich a binding can be seen/valid/visible.</text:span></text:p>
      <text:p text:style-name="P15"><text:s text:c="4"/>What is the access limit for variables declared using the keywords “var”, “let”, and “const” in the lexical scope? (p. 41) </text:p>
      <text:p text:style-name="P14"><text:span text:style-name="T13"><text:tab/>“</text:span><text:span text:style-name="T14">var” has a global lexical scope, being accessible in the whole program, while “let” and “const” have their scope based in local definition.</text:span></text:p>
      <text:p text:style-name="P14"><text:span text:style-name="T14"/></text:p>
      <text:p text:style-name="P15"><text:span text:style-name="T5">2.</text:span> What is the meaning of “call stack”? (p. 45)</text:p>
      <text:p text:style-name="P15"><text:tab/><text:span text:style-name="T12">Call stack is the sequence that a program runs its statements. When a program finds a function call, it goes outside that program, runs the function, and returns to the point it called the function.</text:span></text:p>
      <text:p text:style-name="P15"><text:s text:c="4"/>What is an example of “function definition” vs “function call”? (p. 39)</text:p>
      <text:p text:style-name="P15"><text:tab/><text:span text:style-name="T12">Function definition is when you create/define a function, whereas function call is when you use/call that function.</text:span></text:p>
      <text:p text:style-name="P15"/>
      <text:p text:style-name="P15"><text:span text:style-name="T5">3.</text:span> How does this chapter define “closure”? (p. 48)</text:p>
      <text:p text:style-name="P16"><text:tab/>A function that references bindings from local scopes around it is called a closure.</text:p>
      <text:p text:style-name="P21"><text:span text:style-name="T13"><text:tab/></text:span><text:span text:style-name="T17">A </text:span><text:span text:style-name="T13">local bindings are created anew for every call, and different calls can’t trample on one another</text:span><text:span text:style-name="T22">’</text:span><text:span text:style-name="T13">s local bindings. This feature—being able to reference a specific instance of a local binding in an enclosing scope — is called closure.</text:span></text:p>
      <text:p text:style-name="P15"><text:s text:c="4"/>How would you explain it in your own words?</text:p>
      <text:p text:style-name="P19"><text:span text:style-name="T13"><text:tab/></text:span><text:span text:style-name="T15">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18">The function within the return runs when you call the binding that calls for the f function.</text:span></text:p>
      <text:p text:style-name="P14"><text:soft-page-break/><text:span text:style-name="T15"><text:tab/></text:span><text:span text:style-name="T16">That means, closure is when a function returns another function and it will hold the local binding within the return.</text:span></text:p>
      <text:p text:style-name="P14"><text:span text:style-name="T16"/></text:p>
      <text:p text:style-name="P14"><text:span text:style-name="T19"><text:tab/>F</text:span><text:span text:style-name="T16">unction values contain both the code in their body and the environment in which they are created. When called, the function body sees the environment in which it was created, not the environment in which it is called.</text:span></text:p>
      <text:p text:style-name="P14"><text:span text:style-name="T15"/></text:p>
      <text:p text:style-name="P15"><text:span text:style-name="T5">4.</text:span> What is “function recursion”?</text:p>
      <text:p text:style-name="P17"><text:tab/>A function that calls itself is called recursive. <text:span text:style-name="T23">Watch out to </text:span>it doesn’t do it so often that it overflows the stack.</text:p>
      <text:p text:style-name="P18"><text:s text:c="5"/>What are some pros and cons of using recursive functions? (p. 49)</text:p>
      <text:p text:style-name="P20"><text:span text:style-name="T13"><text:tab/></text:span><text:span text:style-name="T20">Generally speaking, in a t</text:span><text:span text:style-name="T13">ypical JavaScript implementations, </text:span><text:span text:style-name="T20">recursion</text:span><text:span text:style-name="T13"> </text:span><text:span text:style-name="T20">i</text:span><text:span text:style-name="T13">s about three times slower than the looping version. Running through a simple loop is generally cheaper than calling a function multiple times.</text:span></text:p>
      <text:p text:style-name="P15"><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T3H43M43S</meta:editing-duration>
    <meta:editing-cycles>14</meta:editing-cycles>
    <meta:generator>LibreOffice/6.4.1.2$Linux_X86_64 LibreOffice_project/4d224e95b98b138af42a64d84056446d09082932</meta:generator>
    <dc:date>2020-08-03T13:34:46.119032899</dc:date>
    <meta:document-statistic meta:table-count="0" meta:image-count="0" meta:object-count="0" meta:page-count="3" meta:paragraph-count="46" meta:word-count="731" meta:character-count="4337" meta:non-whitespace-character-count="3609"/>
  </office:meta>
</office:document-meta>
</file>